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 style:parent-style-name="Heading_20_2">
      <style:paragraph-properties fo:margin-top="0in" fo:margin-bottom="0.0972in" fo:orphans="2" fo:widows="2"/>
    </style:style>
    <style:style style:name="P10" style:family="paragraph" style:parent-style-name="Heading_20_3">
      <style:paragraph-properties fo:margin-top="0.0417in" fo:margin-bottom="0.0693in" fo:orphans="2" fo:widows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3" draw:name="Picture 67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8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9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0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1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2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3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4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5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6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7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8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9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8" text:outline-level="1">Enterprise Java Beans</text:h>
      <text:p text:style-name="P2"><text:bookmark text:name="_GoBack"/><draw:frame draw:style-name="fr1" draw:name="graphics1" text:anchor-type="as-char" svg:width="6.5in" svg:height="0.1346in" draw:z-index="16"><draw:image xlink:href="Pictures/20000007000025F9000000C9F0140E06.wmf" xlink:type="simple" xlink:show="embed" xlink:actuate="onLoad"/></draw:frame></text:p>
      <text:p text:style-name="P7">Enterprise Java Beans (<text:alphabetical-index-mark-start text:id="IMark140969440" text:main-entry="true"/>EJB<text:alphabetical-index-mark-end text:id="IMark140969440"/>) is a component architecture for development and deployment of distributed business applications. Java Data Objects is a suitable component for integration with <text:alphabetical-index-mark-start text:id="IMark140969392" text:main-entry="true"/>EJB<text:alphabetical-index-mark-end text:id="IMark140969392"/>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9" text:outline-level="2">Session Beans</text:h>
      <text:p text:style-name="P7">A <text:alphabetical-index-mark-start text:id="IMark140969392" text:main-entry="true"/>session bean<text:alphabetical-index-mark-end text:id="IMark140969392"/><text:alphabetical-index-mark text:string-value="session bean" text:main-entry="true"/>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<text:alphabetical-index-mark-start text:id="IMark141023412" text:main-entry="true"/>session bean<text:alphabetical-index-mark-end text:id="IMark141023412"/>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10" text:outline-level="3">Stateless <text:alphabetical-index-mark-start text:id="IMark141023412" text:main-entry="true"/>Session Bean<text:alphabetical-index-mark-end text:id="IMark141023412"/>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<text:alphabetical-index-mark-start text:id="IMark141023412" text:main-entry="true"/>session bean<text:alphabetical-index-mark-end text:id="IMark141023412"/> might be dispatched by the container to any of the available beans in the ready pool.</text:p>
      <text:p text:style-name="P7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10" text:outline-level="3">Stateful <text:alphabetical-index-mark-start text:id="IMark140969440" text:main-entry="true"/>Session Bean<text:alphabetical-index-mark-end text:id="IMark140969440"/> with Container Managed Transactions</text:h>
      <text:p text:style-name="P7">Stateful session beans are service objects that are created for a particular user, and may have state between business methods. A business method invocation on a remote reference to a stateful <text:alphabetical-index-mark-start text:id="IMark140969440" text:main-entry="true"/>session bean<text:alphabetical-index-mark-end text:id="IMark140969440"/>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10" text:outline-level="3">Stateless <text:alphabetical-index-mark-start text:id="IMark141023412" text:main-entry="true"/>Session Bean<text:alphabetical-index-mark-end text:id="IMark141023412"/> with Bean Managed Transactions</text:h>
      <text:p text:style-name="P7">Bean managed transactions offer additional flexibility to the <text:alphabetical-index-mark-start text:id="IMark141023412" text:main-entry="true"/>session bean<text:alphabetical-index-mark-end text:id="IMark141023412"/>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7">If the bean developer directly uses UserTransaction, then the PersistenceManager must be acquired from the <text:span text:style-name="T1">PersistenceManagerFactory</text:span> only after establishing the correct trans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oft-page-break/>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•<text:tab/>javax.jdo.Transaction</text:p>
      <text:p text:style-name="P7">If the bean developer chooses to use the same <text:span text:style-name="T1">PersistenceManager</text:span> for multiple transactions, then transaction completion must be done entirely by using the <text:span text:style-name="T1">javax.jdo.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How to test?</text:span>] and A16.1.3-3 [automatically commit the <text:span text:style-name="T1">UserTransaction</text:span> during <text:span text:style-name="T1">javax.jdo.Transaction.commit</text:span>.<text:span text:style-name="T2"> How to test?</text:span>]</text:p>
      <text:h text:style-name="P10" text:outline-level="3">Stateful <text:alphabetical-index-mark-start text:id="IMark140969440" text:main-entry="true"/>Session Bean<text:alphabetical-index-mark-end text:id="IMark140969440"/>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9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2-06-24T15:58:45.16</meta:creation-date>
    <meta:editing-duration>PT4M43S</meta:editing-duration>
    <meta:generator>OpenOffice.org/3.4$Win32 OpenOffice.org_project/340m1$Build-9590</meta:generator>
    <dc:title>JDO_Chapter</dc:title>
    <dc:date>2012-08-19T11:33:22.06</dc:date>
    <meta:document-statistic meta:table-count="0" meta:image-count="3" meta:object-count="0" meta:page-count="3" meta:paragraph-count="36" meta:word-count="980" meta:character-count="70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